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46e04" officeooo:paragraph-rsid="00146e04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46e04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146e04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146e04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rsid="00146e04" officeooo:paragraph-rsid="00146e04"/>
    </style:style>
    <style:style style:name="T1" style:family="text">
      <style:text-properties fo:language="uk" fo:country="UA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text-underline-style="none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style:text-underline-style="none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8.03.22 2-Бклас Заярнюк С.А. <text:span text:style-name="T1">Фізична</text:span> культура <text:span text:style-name="T2">Організовуючі вправи. Різновиди ходьби і бігу. Вправи для профілактики плоскостопості.</text:span></text:p>
      <text:p text:style-name="P2"><text:span text:style-name="T3">Хід уроку</text:span></text:p>
      <text:p text:style-name="P4"/>
      <text:p text:style-name="P3"><text:span text:style-name="T2">-<text:tab/>Діти, <text:s/>якщо ви хочете бути здоровими і сильними, то вам потрібно займатися фізичними вправами щодня.</text:span></text:p>
      <text:p text:style-name="P3"><text:span text:style-name="T2">-<text:tab/>Зараз у нас дистанційне навчання. І я вам пропоную </text:span></text:p>
      <text:p text:style-name="P3"><text:span text:style-name="T2">виконати комплекс фізичних <text:s/>вправ для дітей за посиланнями:</text:span></text:p>
      <text:p text:style-name="P4"/>
      <text:p text:style-name="P3"><text:span text:style-name="T2">1) Різновиди ходьби для корекції та профілактики плоскостопості. <text:s/>Актуальна розминка, у період карантину, <text:s/>коли всі школярі вимушені годинами сидіти за комп'ютером. <text:s/>Оскільки руханка включає в себе різноманітні позиції рук , з поєднанням вправ на ноги, чудово</text:span></text:p>
      <text:p text:style-name="P3"><text:span text:style-name="T2">тренується координація. Також при виконанні спина повинна бути прямою. Загалом цей комплекс вправ позитивно впливає майже на усі групи м'язів.</text:span></text:p>
      <text:p text:style-name="P1"><text:span text:style-name="T2">корекції плоскостопості.</text:span></text:p>
      <text:p text:style-name="P1"><text:span text:style-name="T2"/></text:p>
      <text:p text:style-name="P5"><text:a xlink:type="simple" xlink:href="https://www.youtube.com/watch?v=OO-_a_qHkSw" text:style-name="Internet_20_link" text:visited-style-name="Visited_20_Internet_20_Link"><text:span text:style-name="Internet_20_link"><text:span text:style-name="T2">https://www.youtube.com/watch?v=OO-_a_qHkSw</text:span></text:span></text:a></text:p>
      <text:p text:style-name="P5"><text:span text:style-name="Internet_20_link"><text:span text:style-name="T5">2) Вправи для профілактики плоскостопості.</text:span></text:span></text:p>
      <text:p text:style-name="P5"><text:span text:style-name="Internet_20_link"><text:span text:style-name="T5"/></text:span></text:p>
      <text:p text:style-name="P3"><text:span text:style-name="T2"><text:s/></text:span><text:a xlink:type="simple" xlink:href="https://www.youtube.com/watch?v=Wd_X_m7mqbQ" text:style-name="Internet_20_link" text:visited-style-name="Visited_20_Internet_20_Link"><text:span text:style-name="Internet_20_link"><text:span text:style-name="T2">https://www.youtube.com/watch?v=Wd_X_m7mqbQ</text:span></text:span></text:a></text:p>
      <text:p text:style-name="P5"><text:span text:style-name="Internet_20_link"><text:span text:style-name="T5"/></text:span></text:p>
      <text:p text:style-name="P5"><text:span text:style-name="Internet_20_link"><text:span text:style-name="T5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4T09:01:17.245000000</meta:creation-date>
    <dc:date>2022-03-24T09:03:50.752000000</dc:date>
    <meta:editing-duration>PT2M36S</meta:editing-duration>
    <meta:editing-cycles>1</meta:editing-cycles>
    <meta:document-statistic meta:table-count="0" meta:image-count="0" meta:object-count="0" meta:page-count="1" meta:paragraph-count="11" meta:word-count="117" meta:character-count="910" meta:non-whitespace-character-count="797"/>
    <meta:generator>LibreOffice/6.3.4.2$Windows_X86_64 LibreOffice_project/60da17e045e08f1793c57c00ba83cdfce946d0aa</meta:generator>
  </office:meta>
</office:document-meta>
</file>